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2b74" officeooo:paragraph-rsid="00092b74"/>
    </style:style>
    <style:style style:name="P2" style:family="paragraph" style:parent-style-name="Standard">
      <style:text-properties fo:font-size="18pt" fo:font-weight="bold" officeooo:rsid="000b7dd6" officeooo:paragraph-rsid="000b7dd6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b7dd6" officeooo:paragraph-rsid="001dbba3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14b4f" officeooo:paragraph-rsid="00248210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2eb532" officeooo:paragraph-rsid="002eb532" style:font-size-asian="18pt" style:font-weight-asian="bold" style:font-size-complex="18pt" style:font-weight-complex="bold"/>
    </style:style>
    <style:style style:name="P6" style:family="paragraph" style:parent-style-name="Standard">
      <style:text-properties style:text-position="sub 58%" fo:font-size="18pt" fo:font-weight="bold" officeooo:rsid="000d94c4" officeooo:paragraph-rsid="000d94c4" style:font-size-asian="18pt" style:font-weight-asian="bold" style:font-size-complex="18pt" style:font-weight-complex="bold"/>
    </style:style>
    <style:style style:name="P7" style:family="paragraph" style:parent-style-name="Standard">
      <style:text-properties style:text-position="sub 58%" fo:font-size="18pt" fo:font-weight="bold" officeooo:rsid="00160406" officeooo:paragraph-rsid="00160406" style:font-size-asian="18pt" style:font-weight-asian="bold" style:font-size-complex="18pt" style:font-weight-complex="bold"/>
    </style:style>
    <style:style style:name="P8" style:family="paragraph" style:parent-style-name="Standard">
      <style:text-properties style:text-position="sub 58%" fo:font-size="18pt" fo:font-weight="bold" officeooo:rsid="00190986" officeooo:paragraph-rsid="00267500" style:font-size-asian="18pt" style:font-weight-asian="bold" style:font-size-complex="18pt" style:font-weight-complex="bold"/>
    </style:style>
    <style:style style:name="P9" style:family="paragraph" style:parent-style-name="Standard">
      <style:text-properties style:text-position="sub 58%" fo:font-size="16pt" fo:font-weight="bold" officeooo:rsid="001c0c37" officeooo:paragraph-rsid="001c0c37" style:font-size-asian="14pt" style:font-weight-asian="bold" style:font-size-complex="16pt" style:font-weight-complex="bold"/>
    </style:style>
    <style:style style:name="P10" style:family="paragraph" style:parent-style-name="Standard">
      <style:text-properties fo:font-size="15pt" fo:font-weight="normal" officeooo:rsid="00092b74" officeooo:paragraph-rsid="00092b74" style:font-size-asian="15pt" style:font-weight-asian="normal" style:font-size-complex="15pt" style:font-weight-complex="normal"/>
    </style:style>
    <style:style style:name="P11" style:family="paragraph" style:parent-style-name="Standard">
      <style:text-properties fo:font-size="15pt" fo:font-weight="bold" officeooo:rsid="001fe186" officeooo:paragraph-rsid="001fe186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officeooo:rsid="001fe186" officeooo:paragraph-rsid="00284875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1fe186" officeooo:paragraph-rsid="002fee8a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officeooo:rsid="00234a66" officeooo:paragraph-rsid="00234a66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officeooo:rsid="00239549" officeooo:paragraph-rsid="00239549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font-weight="bold" officeooo:rsid="002a2dd7" officeooo:paragraph-rsid="002a2dd7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fo:font-weight="bold" officeooo:rsid="002c2c91" officeooo:paragraph-rsid="002c2c91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ize="20pt" officeooo:rsid="00092b74" officeooo:paragraph-rsid="00092b74" style:font-size-asian="20pt" style:font-size-complex="20pt"/>
    </style:style>
    <style:style style:name="P19" style:family="paragraph" style:parent-style-name="Standard">
      <style:text-properties fo:font-size="22pt" fo:font-weight="bold" officeooo:rsid="0027db8a" officeooo:paragraph-rsid="0027db8a" style:font-size-asian="22pt" style:font-weight-asian="bold" style:font-size-complex="22pt" style:font-weight-complex="bold"/>
    </style:style>
    <style:style style:name="P20" style:family="paragraph" style:parent-style-name="Standard">
      <style:text-properties fo:font-size="14pt" fo:font-weight="normal" officeooo:rsid="00114b4f" officeooo:paragraph-rsid="00248210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fo:font-weight="normal" officeooo:rsid="00114b4f" officeooo:paragraph-rsid="00114b4f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114b4f" officeooo:paragraph-rsid="00343f34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rsid="00114b4f" officeooo:paragraph-rsid="0037af06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normal" officeooo:rsid="00234a66" officeooo:paragraph-rsid="00234a66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normal" officeooo:rsid="00239549" officeooo:paragraph-rsid="00239549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fo:font-weight="normal" officeooo:rsid="0037af06" officeooo:paragraph-rsid="0037af06" style:font-size-asian="14pt" style:font-weight-asian="normal" style:font-size-complex="14pt" style:font-weight-complex="normal"/>
    </style:style>
    <style:style style:name="P27" style:family="paragraph" style:parent-style-name="Standard">
      <style:text-properties style:text-position="sub 58%" fo:font-size="22pt" fo:font-weight="normal" officeooo:rsid="00190986" officeooo:paragraph-rsid="00267500" style:font-size-asian="22pt" style:font-weight-asian="normal" style:font-size-complex="22pt" style:font-weight-complex="normal"/>
    </style:style>
    <style:style style:name="P28" style:family="paragraph" style:parent-style-name="Standard">
      <style:text-properties officeooo:rsid="00092b74" officeooo:paragraph-rsid="00092b74"/>
    </style:style>
    <style:style style:name="P29" style:family="paragraph" style:parent-style-name="Standard">
      <style:text-properties officeooo:rsid="00343f34" officeooo:paragraph-rsid="00343f34"/>
    </style:style>
    <style:style style:name="P30" style:family="paragraph" style:parent-style-name="Standard">
      <style:text-properties fo:font-size="15pt" fo:font-weight="bold" officeooo:rsid="003123bf" officeooo:paragraph-rsid="003123bf" style:font-size-asian="15pt" style:font-weight-asian="bold" style:font-size-complex="15pt" style:font-weight-complex="bold"/>
    </style:style>
    <style:style style:name="P31" style:family="paragraph" style:parent-style-name="Standard">
      <style:text-properties fo:font-size="15pt" fo:font-weight="bold" officeooo:rsid="003c46af" officeooo:paragraph-rsid="003c46af" style:font-size-asian="15pt" style:font-weight-asian="bold" style:font-size-complex="15pt" style:font-weight-complex="bold"/>
    </style:style>
    <style:style style:name="P32" style:family="paragraph" style:parent-style-name="Standard">
      <style:text-properties fo:font-size="18pt" fo:font-weight="bold" officeooo:rsid="003c46af" officeooo:paragraph-rsid="003c46af" style:font-size-asian="18pt" style:font-weight-asian="bold" style:font-size-complex="18pt" style:font-weight-complex="bold"/>
    </style:style>
    <style:style style:name="P33" style:family="paragraph" style:parent-style-name="Standard">
      <style:text-properties fo:font-size="18pt" fo:font-weight="bold" officeooo:rsid="003c46af" officeooo:paragraph-rsid="003e1d74" style:font-size-asian="18pt" style:font-weight-asian="bold" style:font-size-complex="18pt" style:font-weight-complex="bold"/>
    </style:style>
    <style:style style:name="P34" style:family="paragraph" style:parent-style-name="Standard">
      <style:text-properties fo:font-size="18pt" fo:font-weight="bold" officeooo:rsid="003c46af" officeooo:paragraph-rsid="004067e5" style:font-size-asian="18pt" style:font-weight-asian="bold" style:font-size-complex="18pt" style:font-weight-complex="bold"/>
    </style:style>
    <style:style style:name="P35" style:family="paragraph" style:parent-style-name="Standard">
      <style:text-properties fo:font-size="18pt" fo:font-weight="bold" officeooo:rsid="0042372e" officeooo:paragraph-rsid="0042372e" style:font-size-asian="18pt" style:font-weight-asian="bold" style:font-size-complex="18pt" style:font-weight-complex="bold"/>
    </style:style>
    <style:style style:name="P36" style:family="paragraph" style:parent-style-name="Standard">
      <style:text-properties fo:font-size="18pt" fo:font-weight="bold" officeooo:rsid="0042372e" officeooo:paragraph-rsid="00434250" style:font-size-asian="18pt" style:font-weight-asian="bold" style:font-size-complex="18pt" style:font-weight-complex="bold"/>
    </style:style>
    <style:style style:name="P37" style:family="paragraph" style:parent-style-name="Standard">
      <style:text-properties fo:font-size="18pt" fo:font-weight="bold" officeooo:rsid="0044fc95" officeooo:paragraph-rsid="0044fc95" style:font-size-asian="18pt" style:font-weight-asian="bold" style:font-size-complex="18pt" style:font-weight-complex="bold"/>
    </style:style>
    <style:style style:name="P38" style:family="paragraph" style:parent-style-name="Standard">
      <style:text-properties fo:font-size="18pt" fo:font-weight="bold" officeooo:rsid="00451518" officeooo:paragraph-rsid="00451518" style:font-size-asian="18pt" style:font-weight-asian="bold" style:font-size-complex="18pt" style:font-weight-complex="bold"/>
    </style:style>
    <style:style style:name="P39" style:family="paragraph" style:parent-style-name="Standard">
      <style:text-properties fo:font-size="16pt" fo:font-weight="normal" officeooo:rsid="004774ff" officeooo:paragraph-rsid="004774ff" style:font-size-asian="16pt" style:font-weight-asian="normal" style:font-size-complex="16pt" style:font-weight-complex="normal"/>
    </style:style>
    <style:style style:name="P40" style:family="paragraph" style:parent-style-name="Standard">
      <style:text-properties fo:font-size="16pt" fo:font-weight="normal" officeooo:rsid="0042372e" officeooo:paragraph-rsid="00434250" style:font-size-asian="16pt" style:font-weight-asian="normal" style:font-size-complex="16pt" style:font-weight-complex="normal"/>
    </style:style>
    <style:style style:name="P41" style:family="paragraph" style:parent-style-name="Text_20_body">
      <style:text-properties fo:font-size="14pt" fo:font-weight="normal" officeooo:rsid="003123bf" officeooo:paragraph-rsid="00092b74" style:font-size-asian="14pt" style:font-weight-asian="normal" style:font-size-complex="14pt" style:font-weight-complex="normal"/>
    </style:style>
    <style:style style:name="P42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style:text-blinking="false" fo:background-color="transparent"/>
    </style:style>
    <style:style style:name="P43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22pt" fo:font-style="normal" style:text-underline-style="none" fo:font-weight="bold" style:text-blinking="false" fo:background-color="transparent"/>
    </style:style>
    <style:style style:name="P45" style:family="paragraph" style:parent-style-name="Text_20_body">
      <style:paragraph-properties fo:margin-top="0cm" fo:margin-bottom="0cm" style:contextual-spacing="false" fo:line-height="120%" style:writing-mode="lr-tb"/>
    </style:style>
    <style:style style:name="P46" style:family="paragraph" style:parent-style-name="Text_20_body">
      <style:paragraph-properties fo:margin-left="1.27cm" fo:margin-right="0cm" fo:margin-top="0cm" fo:margin-bottom="0cm" style:contextual-spacing="false" fo:line-height="120%" fo:text-indent="0cm" style:auto-text-indent="false" style:writing-mode="lr-tb"/>
    </style:style>
    <style:style style:name="P47" style:family="paragraph" style:parent-style-name="Text_20_body">
      <style:paragraph-properties fo:margin-left="1.27cm" fo:margin-right="0cm" fo:margin-top="0cm" fo:margin-bottom="0cm" style:contextual-spacing="false" fo:line-height="120%" fo:text-indent="1.27cm" style:auto-text-indent="false" style:writing-mode="lr-tb"/>
    </style:style>
    <style:style style:name="P48" style:family="paragraph" style:parent-style-name="Text_20_body">
      <style:paragraph-properties fo:margin-left="0cm" fo:margin-right="0cm" fo:margin-top="0cm" fo:margin-bottom="0cm" style:contextual-spacing="false" fo:line-height="120%" fo:text-indent="1.27cm" style:auto-text-indent="false" style:writing-mode="lr-tb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e1d74" style:font-weight-asian="normal" style:font-weight-complex="normal"/>
    </style:style>
    <style:style style:name="T4" style:family="text">
      <style:text-properties fo:font-weight="normal" officeooo:rsid="00434250" style:font-weight-asian="normal" style:font-weight-complex="normal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14pt" officeooo:rsid="00434250" style:font-size-asian="14pt" style:font-size-complex="14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3e1d74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4067e5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434250" style:font-size-asian="14pt" style:font-weight-asian="normal" style:font-size-complex="14pt" style:font-weight-complex="normal"/>
    </style:style>
    <style:style style:name="T11" style:family="text">
      <style:text-properties fo:font-size="22pt" fo:font-weight="normal" style:font-size-asian="22pt" style:font-weight-asian="normal" style:font-size-complex="22pt" style:font-weight-complex="normal"/>
    </style:style>
    <style:style style:name="T12" style:family="text">
      <style:text-properties officeooo:rsid="001dbba3"/>
    </style:style>
    <style:style style:name="T13" style:family="text">
      <style:text-properties officeooo:rsid="00343f34"/>
    </style:style>
    <style:style style:name="T14" style:family="text">
      <style:text-properties officeooo:rsid="003e1d74"/>
    </style:style>
    <style:style style:name="T15" style:family="text">
      <style:text-properties officeooo:rsid="00434250"/>
    </style:style>
    <style:style style:name="T1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1155cc" style:text-line-through-style="none" style:text-line-through-type="none" style:font-name="Arial" fo:font-size="14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1155cc" style:text-line-through-style="none" style:text-line-through-type="none" style:font-name="Arial" fo:font-size="14.3999996185303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1155cc" style:text-line-through-style="none" style:text-line-through-type="none" style:font-name="Arial" fo:font-size="16pt" fo:font-style="normal" style:text-underline-style="solid" style:text-underline-width="auto" style:text-underline-color="font-color" fo:font-weight="normal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bookmark text:name="docs-internal-guid-319bb755-3f4a-c8f0-8d53-ba24640387ac"/><text:span text:style-name="T16">                </text:span></text:p>
      <text:p text:style-name="P42">JavaScript</text:p>
      <text:p text:style-name="Text_20_body"/>
      <text:p text:style-name="P43">1) value,Operators and Functions</text:p>
      <text:p text:style-name="P45"><text:span text:style-name="T16">    </text:span><text:a xlink:type="simple" xlink:href="http://eloquentjavascript.net/03_functions.html"><text:span text:style-name="T17">http://eloquentjavascript.net/03_functions.html</text:span></text:a></text:p>
      <text:p text:style-name="Text_20_body"/>
      <text:p text:style-name="P43">2)Higher-order Functions</text:p>
      <text:p text:style-name="P45"><text:span text:style-name="T16">    </text:span><text:a xlink:type="simple" xlink:href="http://eloquentjavascript.net/05_higher_order.html"><text:span text:style-name="T17">http://eloquentjavascript.net/05_higher_order.html</text:span></text:a></text:p>
      <text:p text:style-name="P45"><text:span text:style-name="T16">    </text:span><text:a xlink:type="simple" xlink:href="https://medium.freecodecamp.org/higher-order-functions-in-javascript-d9101f9cf528"><text:span text:style-name="T17">https://medium.freecodecamp.org/higher-order-functions-in-javascript-d9101f9cf528</text:span></text:a></text:p>
      <text:p text:style-name="Text_20_body"/>
      <text:p text:style-name="P43">3)Objects</text:p>
      <text:p text:style-name="P45"><text:span text:style-name="T16">    </text:span><text:a xlink:type="simple" xlink:href="http://eloquentjavascript.net/06_object.html"><text:span text:style-name="T17">http://eloquentjavascript.net/06_object.html</text:span></text:a></text:p>
      <text:p text:style-name="Text_20_body"/>
      <text:p text:style-name="P43">4)Asynchronous Programming</text:p>
      <text:p text:style-name="P45"><text:span text:style-name="T16">    </text:span><text:a xlink:type="simple" xlink:href="http://eloquentjavascript.net/11_async.html"><text:span text:style-name="T17">http://eloquentjavascript.net/11_async.html</text:span></text:a></text:p>
      <text:p text:style-name="P45"><text:span text:style-name="T16">    </text:span><text:a xlink:type="simple" xlink:href="https://medium.com/javascript-scene/master-the-javascript-interview-what-is-a-promise-27fc71e77261"><text:span text:style-name="T17">https://medium.com/javascript-scene/master-the-javascript-interview-what-is-a-promise-27fc71e77261</text:span></text:a></text:p>
      <text:p text:style-name="P45"><text:a xlink:type="simple" xlink:href="https://stackoverflow.com/questions/13806695/what-is-a-simple-example-of-an-asynchronous-javascript-function?utm_medium=organic&amp;utm_source=google_rich_qa&amp;utm_campaign=google_rich_qa"><text:span text:style-name="T17">https://stackoverflow.com/questions/13806695/what-is-a-simple-example-of-an-asynchronous-javascript-function?utm_medium=organic&amp;utm_source=google_rich_qa&amp;utm_campaign=google_rich_qa</text:span></text:a></text:p>
      <text:p text:style-name="Text_20_body"/>
      <text:p text:style-name="P45"><text:span text:style-name="T16">    </text:span><text:a xlink:type="simple" xlink:href="https://developer.mozilla.org/en-US/docs/Web/JavaScript/Reference/Global_Objects/Promise"><text:span text:style-name="T17">https://developer.mozilla.org/en-US/docs/Web/JavaScript/Reference/Global_Objects/Promise</text:span></text:a></text:p>
      <text:p text:style-name="Text_20_body"/>
      <text:p text:style-name="P43">5)Handling Events</text:p>
      <text:p text:style-name="P45"><text:span text:style-name="T16">    </text:span><text:a xlink:type="simple" xlink:href="http://eloquentjavascript.net/15_event.html"><text:span text:style-name="T17">http://eloquentjavascript.net/15_event.html</text:span></text:a></text:p>
      <text:p text:style-name="Text_20_body"/>
      <text:p text:style-name="P45"><text:a xlink:type="simple" xlink:href="https://github.com/kuldeep-kushwaha/internship-cirr/tree/master/Eloquent%20javascript"><text:span text:style-name="T17">https://github.com/kuldeep-kushwaha/internship-cirr/tree/master/Eloquent%20javascript</text:span></text:a></text:p>
      <text:p text:style-name="Text_20_body"/>
      <text:p text:style-name="P43">6)Call Bind and Apply</text:p>
      <text:p text:style-name="P45"><text:span text:style-name="T16">    </text:span><text:a xlink:type="simple" xlink:href="https://stackoverflow.com/questions/15455009/javascript-call-apply-vs-bind"><text:span text:style-name="T18">https://stackoverflow.com/questions/15455009/javascript-call-apply-vs-bind</text:span></text:a></text:p>
      <text:p text:style-name="P45"><text:span text:style-name="T16">    </text:span><text:a xlink:type="simple" xlink:href="https://www.codementor.io/niladrisekhardutta/how-to-call-apply-and-bind-in-javascript-8i1jca6jp"><text:span text:style-name="T18">https://www.codementor.io/niladrisekhardutta/how-to-call-apply-and-bind-in-javascript-8i1jca6jp</text:span></text:a></text:p>
      <text:p text:style-name="Text_20_body"/>
      <text:p text:style-name="P42">Nodejs</text:p>
      <text:p text:style-name="P45"><text:span text:style-name="T16">    </text:span><text:a xlink:type="simple" xlink:href="https://nodeschool.io/"><text:span text:style-name="T18">https://nodeschool.io/</text:span></text:a></text:p>
      <text:p text:style-name="P45"><text:span text:style-name="T16">    </text:span><text:a xlink:type="simple" xlink:href="http://eloquentjavascript.net/20_node.html"><text:span text:style-name="T19">http://eloquentjavascript.net/20_node.html</text:span></text:a></text:p>
      <text:p text:style-name="P45"><text:span text:style-name="T16">    </text:span><text:a xlink:type="simple" xlink:href="https://www.w3schools.com/nodejs/default.asp"><text:span text:style-name="T19">https://www.w3schools.com/nodejs/default.asp</text:span></text:a></text:p>
      <text:p text:style-name="P46"><text:span text:style-name="T16">    </text:span><text:a xlink:type="simple" xlink:href="https://ilovecoding.org/lessons/create-a-simple-http-server-with-nodejs"><text:span text:style-name="T19">https://ilovecoding.org/lessons/create-a-simple-http-server-with-</text:span></text:a><text:soft-page-break/><text:a xlink:type="simple" xlink:href="https://ilovecoding.org/lessons/create-a-simple-http-server-with-nodejs"><text:span text:style-name="T19">nodejs</text:span></text:a></text:p>
      <text:p text:style-name="P46"><text:a xlink:type="simple" xlink:href="https://github.com/kuldeep-kushwaha/internship-cirr/tree/master/Eloquent%20javascript/node"><text:span text:style-name="T19">https://github.com/kuldeep-kushwaha/internship-cirr/tree/master/Eloquent%20javascript/node</text:span></text:a></text:p>
      <text:p text:style-name="Text_20_body"/>
      <text:p text:style-name="P42">Expresjs</text:p>
      <text:p text:style-name="P45"><text:span text:style-name="T16">    </text:span><text:a xlink:type="simple" xlink:href="https://nodeschool.io/"><text:span text:style-name="T18">https://nodeschool.io/</text:span></text:a></text:p>
      <text:p text:style-name="P45"><text:span text:style-name="T16">    </text:span><text:a xlink:type="simple" xlink:href="https://www.tutorialspoint.com/expressjs/index.htm"><text:span text:style-name="T18">https://www.tutorialspoint.com/expressjs/index.htm</text:span></text:a></text:p>
      <text:p text:style-name="Text_20_body"/>
      <text:p text:style-name="P47"><text:span text:style-name="T16">    </text:span><text:a xlink:type="simple" xlink:href="https://github.com/kuldeep-kushwaha/internship-cirr/tree/master/express%20js"><text:span text:style-name="T18">https://github.com/kuldeep-kushwaha/internship-cirr/tree/master/express%20js</text:span></text:a></text:p>
      <text:p text:style-name="Text_20_body"/>
      <text:p text:style-name="P44">git</text:p>
      <text:p text:style-name="P45"><text:span text:style-name="T16">    </text:span><text:a xlink:type="simple" xlink:href="https://nodeschool.io/"><text:span text:style-name="T18">https://nodeschool.io/</text:span></text:a></text:p>
      <text:p text:style-name="P45"><text:span text:style-name="T16">    </text:span><text:a xlink:type="simple" xlink:href="https://www.tutorialspoint.com/git/index.htm"><text:span text:style-name="T18">https://www.tutorialspoint.com/git/index.htm</text:span></text:a></text:p>
      <text:p text:style-name="P48"><text:span text:style-name="T16">    </text:span><text:a xlink:type="simple" xlink:href="http://guides.beanstalkapp.com/version-control/common-git-commands.html"><text:span text:style-name="T18">http://guides.beanstalkapp.com/version-control/common-git-commands.html</text:span></text:a></text:p>
      <text:p text:style-name="Text_20_body"/>
      <text:p text:style-name="P42">html</text:p>
      <text:p text:style-name="P45"><text:span text:style-name="T16">    </text:span><text:a xlink:type="simple" xlink:href="https://nodeschool.io/"><text:span text:style-name="T18">https://nodeschool.io/</text:span></text:a></text:p>
      <text:p text:style-name="P45"><text:span text:style-name="T16">    </text:span><text:a xlink:type="simple" xlink:href="https://www.w3schools.com/html/html_tables.asp"><text:span text:style-name="T18">https://www.w3schools.com/html/html_tables.asp</text:span></text:a></text:p>
      <text:p text:style-name="Text_20_body"/>
      <text:p text:style-name="P42">mongo db</text:p>
      <text:p text:style-name="P45"><text:span text:style-name="T16">    </text:span><text:a xlink:type="simple" xlink:href="https://www.tutorialspoint.com/mongodb/index.htm"><text:span text:style-name="T18">https://www.tutorialspoint.com/mongodb/index.htm</text:span></text:a></text:p>
      <text:p text:style-name="P45"><text:span text:style-name="T16">    </text:span><text:a xlink:type="simple" xlink:href="https://nodeschool.io/"><text:span text:style-name="T18">https://nodeschool.io/</text:span></text:a></text:p>
      <text:p text:style-name="P45"><text:span text:style-name="T16">    </text:span><text:a xlink:type="simple" xlink:href="https://docs.mongodb.com/manual/reference/method/db.collection.insert/"><text:span text:style-name="T18">https://docs.mongodb.com/manual/reference/method/db.collection.insert/</text:span></text:a></text:p>
      <text:p text:style-name="P45"><text:span text:style-name="T16">    </text:span><text:a xlink:type="simple" xlink:href="https://www.w3schools.com/nodejs/nodejs_mongodb_insert.asp"><text:span text:style-name="T18">https://www.w3schools.com/nodejs/nodejs_mongodb_insert.asp</text:span></text:a></text:p>
      <text:p text:style-name="P45"><text:span text:style-name="T16">    </text:span><text:a xlink:type="simple" xlink:href="https://docs.mongodb.com/manual/tutorial/insert-documents/"><text:span text:style-name="T18">https://docs.mongodb.com/manual/tutorial/insert-documents/</text:span></text:a></text:p>
      <text:p text:style-name="Text_20_body"/>
      <text:p text:style-name="P42">reactjs</text:p>
      <text:p text:style-name="P45"><text:span text:style-name="T16">    </text:span><text:a xlink:type="simple" xlink:href="https://reactjs.org/tutorial/tutorial.html"><text:span text:style-name="T20">https://reactjs.org/tutorial/tutorial.html</text:span></text:a></text:p>
      <text:p text:style-name="Text_20_body"><text:line-break/><text:line-break/><text:line-break/><text:line-break/><text:line-break/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4:46:30.985249904</meta:creation-date>
    <dc:date>2018-05-08T15:57:44.470737776</dc:date>
    <meta:editing-duration>PT55M30S</meta:editing-duration>
    <meta:editing-cycles>65</meta:editing-cycles>
    <meta:generator>LibreOffice/4.2.8.2$Linux_X86_64 LibreOffice_project/420m0$Build-2</meta:generator>
    <meta:document-statistic meta:table-count="0" meta:image-count="0" meta:object-count="0" meta:page-count="3" meta:paragraph-count="46" meta:word-count="54" meta:character-count="2157" meta:non-whitespace-character-count="2014"/>
  </office:meta>
</office:document-meta>
</file>